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d2ad"/>
    </style:style>
    <style:style style:name="P2" style:family="paragraph" style:parent-style-name="Standard" style:list-style-name="L1">
      <style:text-properties officeooo:rsid="001ed2ad" officeooo:paragraph-rsid="001ed2ad"/>
    </style:style>
    <style:style style:name="P3" style:family="paragraph" style:parent-style-name="Standard" style:list-style-name="L1">
      <style:text-properties officeooo:rsid="001f1810" officeooo:paragraph-rsid="001f1810"/>
    </style:style>
    <style:style style:name="T1" style:family="text">
      <style:text-properties officeooo:rsid="001f1810"/>
    </style:style>
    <style:style style:name="T2" style:family="text">
      <style:text-properties officeooo:rsid="001ed2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74084884" text:style-name="L1">
        <text:list-item>
          <text:p text:style-name="P2">Change site URL from development IP to translogsys.com within WordPress.</text:p>
        </text:list-item>
        <text:list-item>
          <text:p text:style-name="P2">Export database and compress repo.</text:p>
        </text:list-item>
        <text:list-item>
          <text:p text:style-name="P2">Send database and repo to DDM Global.</text:p>
        </text:list-item>
        <text:list-item>
          <text:p text:style-name="P3">Change email of admin in both user settings and general settings.</text:p>
        </text:list-item>
        <text:list-item>
          <text:p text:style-name="P1"><text:span text:style-name="T2">Purchase cayman.express and </text:span><text:span text:style-name="T1">redirect</text:span><text:span text:style-name="T2"> to translogsys.co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1:43:56.709507335</meta:creation-date>
    <dc:date>2020-11-15T01:39:50.572602368</dc:date>
    <meta:editing-duration>PT7M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44" meta:character-count="274" meta:non-whitespace-character-count="240"/>
  </office:meta>
</office:document-meta>
</file>